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bold" officeooo:rsid="001657dd" officeooo:paragraph-rsid="00090503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italic" fo:font-weight="bold" officeooo:rsid="00129b21" officeooo:paragraph-rsid="00090503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29b21" officeooo:paragraph-rsid="00090503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478c2" officeooo:paragraph-rsid="00090503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1657dd" officeooo:paragraph-rsid="00090503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d81d5" officeooo:paragraph-rsid="00090503" style:font-size-asian="12pt" style:font-size-complex="12pt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ed180" officeooo:paragraph-rsid="00090503" style:font-size-asian="12pt" style:font-size-complex="12pt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1b7d" officeooo:paragraph-rsid="00090503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5369" officeooo:paragraph-rsid="00090503" style:font-size-asian="12pt" style:font-size-complex="12pt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e5f3" officeooo:paragraph-rsid="00090503" style:font-size-asian="12pt" style:font-size-complex="12pt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842ac" officeooo:paragraph-rsid="00090503" style:font-size-asian="12pt" style:font-size-complex="12pt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127d2" officeooo:paragraph-rsid="00090503" style:font-size-asian="12pt" style:font-size-complex="12pt"/>
    </style:style>
    <style:style style:name="P1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18b8a" officeooo:paragraph-rsid="00090503" style:font-size-asian="12pt" style:font-size-complex="12pt"/>
    </style:style>
    <style:style style:name="P1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0939" officeooo:paragraph-rsid="00090503" style:font-size-asian="12pt" style:font-size-complex="12pt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9b21" officeooo:paragraph-rsid="00090503" style:font-size-asian="12pt" style:font-size-complex="12pt"/>
    </style:style>
    <style:style style:name="P1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57dd" officeooo:paragraph-rsid="00090503" style:font-size-asian="12pt" style:font-size-complex="12pt"/>
    </style:style>
    <style:style style:name="P17" style:family="paragraph" style:parent-style-name="Standard">
      <style:text-properties officeooo:rsid="000d81d5" officeooo:paragraph-rsid="00090503"/>
    </style:style>
    <style:style style:name="P18" style:family="paragraph" style:parent-style-name="Standard">
      <style:text-properties officeooo:rsid="000ed180" officeooo:paragraph-rsid="00090503"/>
    </style:style>
    <style:style style:name="T1" style:family="text">
      <style:text-properties officeooo:rsid="003d7719"/>
    </style:style>
    <style:style style:name="T2" style:family="text">
      <style:text-properties officeooo:rsid="0101c0ad"/>
    </style:style>
    <style:style style:name="T3" style:family="text">
      <style:text-properties officeooo:rsid="0312cf6a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0ed180" style:font-size-asian="12pt" style:font-size-complex="12pt"/>
    </style:style>
    <style:style style:name="T6" style:family="text">
      <style:text-properties officeooo:rsid="00101b7d"/>
    </style:style>
    <style:style style:name="T7" style:family="text">
      <style:text-properties officeooo:rsid="000842ac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842ac" style:font-size-asian="13pt" style:font-size-complex="13pt"/>
    </style:style>
    <style:style style:name="T10" style:family="text">
      <style:text-properties fo:font-size="13pt" officeooo:rsid="001127d2" style:font-size-asian="13pt" style:font-size-complex="13pt"/>
    </style:style>
    <style:style style:name="T11" style:family="text">
      <style:text-properties officeooo:rsid="011f4060"/>
    </style:style>
    <style:style style:name="T12" style:family="text">
      <style:text-properties officeooo:rsid="0010e5f3"/>
    </style:style>
    <style:style style:name="T13" style:family="text">
      <style:text-properties officeooo:rsid="012002bf"/>
    </style:style>
    <style:style style:name="T14" style:family="text">
      <style:text-properties officeooo:rsid="001127d2"/>
    </style:style>
    <style:style style:name="T15" style:family="text">
      <style:text-properties officeooo:rsid="0313c5d7"/>
    </style:style>
    <style:style style:name="T16" style:family="text">
      <style:text-properties officeooo:rsid="00120939"/>
    </style:style>
    <style:style style:name="T17" style:family="text">
      <style:text-properties officeooo:rsid="001a8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Но <text:span text:style-name="T1">больше, чем для вос</text:span>полнения <text:span text:style-name="T1">образовательных </text:span>пробелов, она нужна была мне ради тех мгновений, когда я умлевал.</text:p>
      <text:p text:style-name="P6">Например, мы шли в кино на Мир и она позволила взять её руку. </text:p>
      <text:p text:style-name="P6">О! Этого не передать!</text:p>
      <text:p text:style-name="P6">Я ощутил нежную кожу её предплечья, потому что на ней было летнее платье, а руку её я ухватил вокруг бицепса. </text:p>
      <text:p text:style-name="P6">Хотя какие у девушек бицепсы?</text:p>
      <text:p text:style-name="P6">Я <text:span text:style-name="T2">пребывал</text:span> в полном улёте, <text:span text:style-name="T3">начиная </text:span>от железнодорожного моста над проспектом <text:span text:style-name="T2">и почти до самой площади</text:span>. </text:p>
      <text:p text:style-name="P6">Потом она мне объяснила, что правильнее когда девушка сама берёт тебя под руку.</text:p>
      <text:p text:style-name="P17"><text:span text:style-name="T4">И дальше мы шли как она показала. Тоже приятно, </text:span><text:span text:style-name="T5">хотя перед этим … </text:span></text:p>
      <text:p text:style-name="P7">И тут я получил удар шаровой молнии — на ходу, в разговоре, она полуобернулась ко мне и — О! <text:s/>— <text:s/>её большая тугая правая грудь прильнула к моему предплечью.</text:p>
      <text:p text:style-name="P7">Блаженство до потери пульса.</text:p>
      <text:p text:style-name="P18"/>
      <text:p text:style-name="P7">Так что мне было о чём думать возле печей Овощной базы, меняя аккорды на недостававшей, но найденной клёпке.</text:p>
      <text:p text:style-name="P7">Узревшему свет истины трудно не скатиться в просветительство.</text:p>
      <text:p text:style-name="P7">Я попытался поделиться приобретённым знанием с сестрой.</text:p>
      <text:p text:style-name="P7">Мы шли по Литейной в сторону Клуба и она сказала:</text:p>
      <text:p text:style-name="P7">- А давай-ка я возьму брата под кренделя!- и взяла меня под руку.</text:p>
      <text:p text:style-name="P7">- Слушай, малá, - сказал я, потому что мы с братом, а за нами <text:s/>и наши друзья редко звали её по имени, а только « малá», или «рыжая».</text:p>
      <text:p text:style-name="P7">- Я могу научить тебя приёмчику, что любой парень враз будет твой.</text:p>
      <text:p text:style-name="P7">- Да, ну?- сказала мне сестра.- Это так, что ли?</text:p>
      <text:p text:style-name="P7">И она полуобернулась ко мне на ходу, прикоснувшись грудью к моему предплечью.</text:p>
      <text:p text:style-name="P7">Какая беспросветная наивность! Вообразил, будто я хоть что-то могу узнать раньше своей проныры сестры!</text:p>
      <text:p text:style-name="P7"><text:span text:style-name="T6">Мне пришлось извиняться</text:span> и мы хохотали чуть не до самого Клуба: <text:span text:style-name="T6">какой</text:span> я <text:span text:style-name="T6">самонадеянный </text:span>лопух.</text:p>
      <text:p text:style-name="P7"/>
      <text:p text:style-name="P8">Но счастье не бывает бесконечным; в один из вечеров между Базаром и Путепроводом к нам с <text:span text:style-name="T7">Натал</text:span><text:span text:style-name="T9">и́</text:span><text:span text:style-name="T7"> </text:span>подошёл парень и мы остановились для разговора.</text:p>
      <text:p text:style-name="P8">Вернее, разговаривали они, потому что из одной школы, а я только стоял рядом.</text:p>
      <text:p text:style-name="P8">На нём была классная рубаха, я таких ещё не видел — красные и зелёные полосы шириной как на пижамах.</text:p>
      <text:p text:style-name="P8">Пижам у меня тоже никогда не было, но в кино-то показывают.</text:p>
      <text:p text:style-name="P8">Он рассказывал в какой <text:span text:style-name="T11">из </text:span>московски<text:span text:style-name="T11">х</text:span> вуз<text:span text:style-name="T11">ов</text:span> его примут, ведь у него дядя — дипломат и всех знает, а после вступительных дядя <text:span text:style-name="T3">зовёт</text:span> поехать с ним на Чёрное море на дядиной «волге», чтоб молодой племянник служил наживкой для съёма девочек.</text:p>
      <text:p text:style-name="P8">Потом они сказали друг другу «пока» и мы разошлись, но у <text:span text:style-name="T7">Натал</text:span><text:span text:style-name="T9">и́</text:span><text:span text:style-name="T7"> </text:span>явно испортилось настроение.</text:p>
      <text:p text:style-name="P8">Возле своей хаты она мне рассказала, что уже встречалась с <text:span text:style-name="T11">одним </text:span>парнем. Однажды вечером они ехали в пустом автобусе. Он оглянулся на кондукторшу и сказал:</text:p>
      <text:p text:style-name="P8">- Кондуктор — не человек,- и поцеловал <text:span text:style-name="T7">Натал</text:span><text:span text:style-name="T9">и́</text:span><text:span text:style-name="T7">.</text:span></text:p>
      <text:p text:style-name="P8">И тогда у меня тоже испортилось настроение, ведь понятно же, что они целовались и без кондукторши тоже.</text:p>
      <text:p text:style-name="P8">Я подумал, что это, наверно, <text:span text:style-name="T11">как раз </text:span>тот <text:span text:style-name="T11">самый </text:span>красно-зелёный хлюст, но спрашивать не стал.</text:p>
      <text:p text:style-name="P8">В тот вечер я шагал от Суворова на Нежинскую навеки придавленный горем.</text:p>
      <text:p text:style-name="P8"><text:soft-page-break/></text:p>
      <text:p text:style-name="P8">Насколько житель Конотопа преуспевает в жизни определить несложно — <text:s/><text:span text:style-name="T2">достаточно узнать: </text:span>имеет ли он домик на Сейму?</text:p>
      <text:p text:style-name="P9">Вверх по течению от пляжного Залива, метров на пятьсот ближе к железнодорожному мосту, длинная затока вдаётся в чащу ивняка.</text:p>
      <text:p text:style-name="P9">В конце неё, на белом песке между гибких ив, <text:s/>стоят домики товарищества «Присеймовье». Десятка три, а может и все пять.</text:p>
      <text:p text:style-name="P9">Правда, «домики» это громко сказано — просто сбитые из доски-вагонки будки с жестяными крышами.</text:p>
      <text:p text:style-name="P9">Размером они невелики — на две-три железные койки на песчаном полу. Окна <text:span text:style-name="T11">вовсе</text:span> ни к чему — приехав отдохнуть, хозяин день-деньской держит дверь нараспашку.</text:p>
      <text:p text:style-name="P9">Но если он рыбак, то дверь запрёт и спустится к затоке, где стоят неширокие длинные лодки-плоскодонки, прикованные к берегу железными цепями на висячих замках.</text:p>
      <text:p text:style-name="P9">Уложив снасти на дно своей лодки, он отопрёт увесистый замок, сядет на доску-сиденье в узкой корме и, загребая одним веслом, <text:s/>выйдет из затоки на простор Сейма, а там в своё излюбленное место, где прикармливает рыбу макухой, она же жмых.</text:p>
      <text:p text:style-name="P9">Иметь домик большое удобство — купаться ходишь на Залив; через ивняк напрямую метров двести; а потом, вернувшись, готовишь обед на примусе, что гудит пламенем на столе врытом в песок возле домика.</text:p>
      <text:p text:style-name="P9">Многие выезжают в свой домик вечерней электричкой в пятницу, а возвращаются последней в воскресенье.</text:p>
      <text:p text:style-name="P9">А без домика на Сейм <text:span text:style-name="T12">ездишь лишь по субботам и воскресеньям; утром — туда, а в пять, или <text:s/>семичасóвой — обратно.</text:span></text:p>
      <text:p text:style-name="P9"/>
      <text:p text:style-name="P10">Когда Куба приехал летом после первого курса мореходки и какой-то там ещё практики, мы, конечно же, решили рвануть на Сейм.</text:p>
      <text:p text:style-name="P10">Только надо дождаться выходных, ведь я работаю; да и <text:span text:style-name="T13">к тому же </text:span>по будням на Залив не приезжают ОРСовские машины-будки продавать мороженое.</text:p>
      <text:p text:style-name="P10">- Чепа <text:span text:style-name="T2">говорил</text:span>, ты с Григоренчихой крутишь?</text:p>
      <text:p text:style-name="P10">- <text:span text:style-name="T2">Передай</text:span> Чепе, что её зовут <text:span text:style-name="T7">Натал</text:span><text:span text:style-name="T9">и́</text:span><text:span text:style-name="T7">.</text:span></text:p>
      <text:p text:style-name="P10">- Так ты и её позови.</text:p>
      <text:p text:style-name="P10"/>
      <text:p text:style-name="P11">Натал<text:span text:style-name="T8">и́</text:span> запросто согласилась и мы поехали вчетвером: Куба, Чепа, я и она.</text:p>
      <text:p text:style-name="P10">Когда сошли с электрички и решали — куда: на Залив, или на озеро возле опушки соснового леса? <text:s/>— <text:s/><text:span text:style-name="T7">Натал</text:span><text:span text:style-name="T9">и́</text:span><text:span text:style-name="T7"> </text:span>предложила переплыть на ту сторону Сейма; там не такой дурдом, как на Заливе.</text:p>
      <text:p text:style-name="P10">На другом берегу тоже есть домики и приехавшие в пятницу встречают своих с утренней <text:span text:style-name="T3">субботней </text:span>электрички, чтоб перевезти <text:span text:style-name="T3">их </text:span>туда. <text:span text:style-name="T3">Если п</text:span>опроси<text:span text:style-name="T3">ть</text:span> — так и нас переправят.</text:p>
      <text:p text:style-name="P10"><text:span text:style-name="T3">И </text:span>вышло <text:span text:style-name="T3">именно так</text:span>. </text:p>
      <text:p text:style-name="P10"/>
      <text:p text:style-name="P10">Отличный выдался денёк.</text:p>
      <text:p text:style-name="P10">Мы нашли песчаную поляну среди ивняка; совсем рядом с рекой, метров за сто от домиков. <text:s/><text:span text:style-name="T14">На мелком мягком песке мы расстелили единственное покрывало, потому что только Натал</text:span><text:span text:style-name="T10">и́</text:span><text:span text:style-name="T14"> догадалась привезти.</text:span></text:p>
      <text:p text:style-name="P12">Когда она переоделась в купальник, то затмила весь Film a divadlo, потому что при такой пышной груди и округлых бёдрах у неё оказалась на удивление тонкая талия.</text:p>
      <text:p text:style-name="P12">Купаться мы ходили в заводь с привязанными плоскодонками; там отлогое песчаное дно. Чепа, Куба и я бесились как в старые добрые времена на Кандёбе. </text:p>
      <text:p text:style-name="P12">А после обеда из бутербродов и лимонада мы легли загорать. </text:p>
      <text:p text:style-name="P12">На покрывале места было <text:span text:style-name="T2">только</text:span> для двоих: для <text:span text:style-name="T7">Натал</text:span><text:span text:style-name="T9">и́</text:span><text:span text:style-name="T7"> </text:span><text:s/>— это ж <text:s/>её покрывало, и для меня — ведь это я с ней встречаюсь.</text:p>
      <text:p text:style-name="P12">Она лежала на спине, в чёрных очках от солнца, а я на животе, потому что стеснялся, что у <text:soft-page-break/>меня плавки торчат от эрекции.</text:p>
      <text:p text:style-name="P12">Наши плечи чуть-чуть соприкасались.</text:p>
      <text:p text:style-name="P12">Мои кореша лежали вытянувшись на горячем песке — тоже на животах — примостив свои недальновидные головы у нас в ногах на углы расстеленного покрывала.</text:p>
      <text:p text:style-name="P12"><text:span text:style-name="T15">И </text:span>— <text:span text:style-name="T15">з</text:span>нойная тиш<text:span text:style-name="T15">ь</text:span>...</text:p>
      <text:p text:style-name="P12"/>
      <text:p text:style-name="P12">Разумеется, на следующий выходной мы поехали на это место только вдвоём.</text:p>
      <text:p text:style-name="P12"/>
      <text:p text:style-name="P13">И снова мы лежим на покрывале посреди жаркой тишины. Длинные листья ивовых кустов вокруг овальной поляны молчат, не шелохнутся. </text:p>
      <text:p text:style-name="P13">Нас только двое <text:span text:style-name="T16">на</text:span> этом открытом лишь небу <text:span text:style-name="T16">песке</text:span>.</text:p>
      <text:p text:style-name="P13">Мои веки зажмурены, но солнце всё равно вливается сквозь их кровяно-красный туман и оборачивается чёрной болью.</text:p>
      <text:p text:style-name="P13">- Голова болит,- чуть слышно выговариваю я.</text:p>
      <text:p text:style-name="P13">Красный туман темнеет и мне становится невыразимо хорошо — она положила свою ладонь на мои веки.</text:p>
      <text:p text:style-name="P13">Не открывая глаз, я нахожу рукой её запястье и неслышно тяну книзу, чтобы её ладонь соскользнула мне на губы.</text:p>
      <text:p text:style-name="P13">Я благодарно целую нежную мягкую ладонь, что унесла мою боль, <text:span text:style-name="T16">и растворяюсь в неизъяснимой неге; лучше этого на свете ничего нет.</text:span></text:p>
      <text:p text:style-name="P14">Но когда она, привстав на локте, склонила своё лицо над моим и слила свои губы с моими, я узнал, что есть <text:span text:style-name="T2">кое-что и получше</text:span>, но просто этому нет названия.</text:p>
      <text:p text:style-name="P14">Поцелуй?</text:p>
      <text:p text:style-name="P14">Когда ты расплавлено таешь в купели встречных губ, тонешь в их необъятности и, вместе с тем, пар<text:span text:style-name="T9">и́</text:span>шь...</text:p>
      <text:p text:style-name="P14">Всё это и ещё целый океан совсем неописуемых чувств...</text:p>
      <text:p text:style-name="P14">Всё это выразимо в трёх сло<text:span text:style-name="T17">г</text:span>ах: по-це-луй?</text:p>
      <text:p text:style-name="P14"><text:span text:style-name="T17">Ну, ч</text:span>то ж, <text:span text:style-name="T17"><text:s/></text:span>немало <text:span text:style-name="T17">мы</text:span> их <text:span text:style-name="T17">сложили</text:span> в тот <text:span text:style-name="T17">летний </text:span>день.</text:p>
      <text:p text:style-name="P14"/>
      <text:p text:style-name="P14"><text:span text:style-name="T17">А к</text:span>огда мы шли <text:span text:style-name="T17">уже </text:span>к заводи для переправы на берег электрички, я остановил её в тесном ивняке и ещё раз поцеловал. Прощально. Дальше уж нельзя будет.</text:p>
      <text:p text:style-name="P14">Она ответила на поцелуй усталыми губами, а потом, не глядя мне в лицо, как-то грустно сказала:</text:p>
      <text:p text:style-name="P14">- Глупенький. Тебе это ещё надоест.</text:p>
      <text:p text:style-name="P15">Я не поверил ей...</text:p>
      <text:p text:style-name="P15"/>
      <text:p text:style-name="P3"><text:span text:style-name="T2">(...о</text:span>дин немецкий умник, по фамилии Бисмарк, однажды съумничал:</text:p>
      <text:p text:style-name="P3">- На личном опыте учатся только дураки, <text:span text:style-name="T15">я же предпочитаю учиться на опыте других</text:span>.</text:p>
      <text:p text:style-name="P2">«Я не поверил ей...»</text:p>
      <text:p text:style-name="P4">А ведь даже сестра моя, Наташа, будучи младше меня на два года, не раз доказывала, что ей известно больше моего.</text:p>
      <text:p text:style-name="P4">Да, далеко мне до Бисмарка с моим неверием опыту других. </text:p>
      <text:p text:style-name="P5">Немного утешает то, что я всё ж не дурак — раз не умею учиться даже и на собственном опыте.</text:p>
      <text:p text:style-name="P4">Интересно, к какой категории мне нужно отнести себя?</text:p>
      <text:p text:style-name="P5"><text:span text:style-name="T2">Л</text:span>адно, не будем отвлекаться; сейчас этот вопрос не <text:span text:style-name="T17">в</text:span> тем<text:span text:style-name="T17">у</text:span>...<text:span text:style-name="T2">)</text:span></text:p>
      <text:p text:style-name="P5"/>
      <text:p text:style-name="P16">Огурцы вконец обрыдили. </text:p>
      <text:p text:style-name="P16">Уже нехотя, просто от нечего делать, возьмёшь один из ящика, откусишь пару раз да и запустишь в ближайшую чащу бурьяна на территории Овощной базы.</text:p>
      <text:p text:style-name="P16">Вобщем, я тоже сошёл с дистанции и отправился в контору ОРСа за расчётом.</text:p>
      <text:p text:style-name="P16">Мне заплатили пятьдесят рублей за месяц и полторы недели. В жизни не держал в руках <text:soft-page-break/>подобной суммы. Интересно, хватит <text:span text:style-name="T15">ли</text:span> на мопед? У кого бы спросить?</text:p>
      <text:p text:style-name="P16">Разговор с мамой снял эти вопросы:</text:p>
      <text:p text:style-name="P16">- Серёжа, скоро в школу. Тебе нужна одежда. Обувь и тебе и младшим. Сам знаешь как нам приходится выкручиваться.</text:p>
      <text:p text:style-name="P16">- Да, есть у меня одежда! Я ж говорил тебе зачем иду на Базу.</text:p>
      <text:p text:style-name="P16">- Те брюки, что я уже два раза перекрашивала? Это твоя одежда? В твоём возрасте стыдно в таком <text:span text:style-name="T15">ходить</text:span>.</text:p>
      <text:p text:style-name="P16"/>
      <text:p text:style-name="P1">...Прощай, мустанг моей мечты! Не мчать нам с тобой по проспекту Мира, обгоняя всякие «риги» и «десны»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02:31.262739504</meta:creation-date>
    <dc:date>2017-03-01T17:02:40.886588700</dc:date>
    <dc:creator>sehrguey </dc:creator>
    <meta:editing-duration>PT9S</meta:editing-duration>
    <meta:editing-cycles>1</meta:editing-cycles>
    <meta:document-statistic meta:table-count="0" meta:image-count="0" meta:object-count="0" meta:page-count="4" meta:paragraph-count="96" meta:word-count="1468" meta:character-count="8822" meta:non-whitespace-character-count="7404"/>
    <meta:generator>LibreOffice/4.3.3.2$Linux_x86 LibreOffice_project/430m0$Build-2</meta:generator>
  </office:meta>
</office:document-meta>
</file>